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wireCandidateQualifier.AutowireCandidateQualifier( String type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utowireCandidateQualifier.AutowireCandidateQualifier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CandidateQualifier.ge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owireCandidateQualifier.AutowireCandidateQualifier( String 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owireCandidateQualifier.AutowireCandidateQualifier( Class &lt; ? &gt; typ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